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text-properties style:font-name="Calibri" fo:font-style="italic" style:font-style-asian="italic" style:font-style-complex="italic"/>
    </style:style>
    <style:style style:name="P4"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list-style-name="L1">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ROG04.</text:p>
      <text:p text:style-name="P2">Detalles de la tarea de esta unidad.</text:p>
      <text:p text:style-name="P1">Enunciado.</text:p>
      <text:p text:style-name="P1">A continuación, se enumeran varios supuestos que el alumnado debe solventar a través de la realización un programa por cada uno de los supuestos propuestos.</text:p>
      <text:p text:style-name="P1"/>
      <text:p text:style-name="P1"><text:span text:style-name="T1">1.</text:span><text:span text:style-name="T2"> Realiza un programa que lea un número entero e indique si es par.</text:span></text:p>
      <text:p text:style-name="P1"><text:span text:style-name="T1">2.</text:span><text:span text:style-name="T2"> Realiza un programa que lea un mes en formato numérico y un año e indique el número de días de ese mes. Para realizar este ejercicio hay que tener en cuenta que un año es bisiesto si es divisible por cuatro, excepto cuando es divisible por 100, a no ser que sea divisible por 400.</text:span></text:p>
      <text:p text:style-name="P4"><text:span text:style-name="T3">3.</text:span> <text:span text:style-name="T2">Escribe un programa que lea un número y lo descomponga en factores primos.</text:span></text:p>
      <text:list xml:id="list1591844052831495250" text:style-name="L1">
        <text:list-item>
          <text:p text:style-name="P5">Un número primo es aquél que es divisible solo por sí mismo y por, la unidad.</text:p>
        </text:list-item>
        <text:list-item>
          <text:p text:style-name="P5"/>
        </text:list-item>
      </text:list>
      <text:p text:style-name="P4"><text:span text:style-name="T3">4.</text:span> <text:span text:style-name="T2">Escribe un programa que solicite a un usuario su nombre y edad. Debe mostrarse cuantos años tendrá dentro de una década y clasificarle según su edad en A[0-25], B[26-50], C[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9M56S</meta:editing-duration>
    <meta:editing-cycles>7</meta:editing-cycles>
    <meta:generator>OpenOffice/4.1.6$Win32 OpenOffice.org_project/416m1$Build-9790</meta:generator>
    <dc:date>2021-01-07T20:08:35.48</dc:date>
    <meta:document-statistic meta:table-count="0" meta:image-count="0" meta:object-count="0" meta:page-count="1" meta:paragraph-count="9" meta:word-count="168" meta:character-count="910"/>
    <meta:user-defined meta:name="Info 1"/>
    <meta:user-defined meta:name="Info 2"/>
    <meta:user-defined meta:name="Info 3"/>
    <meta:user-defined meta:name="Info 4"/>
  </office:meta>
</office:document-meta>
</file>